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3d6b74" officeooo:paragraph-rsid="003d6b74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42736f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rsid="00356754" officeooo:paragraph-rsid="00356754" style:font-size-asian="11pt" style:font-size-complex="11pt"/>
    </style:style>
    <style:style style:name="P9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0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Arial" fo:font-size="14pt" style:text-underline-style="none" officeooo:paragraph-rsid="0042736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0pt" officeooo:paragraph-rsid="0042736f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36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56754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0.5pt" fo:font-style="normal" style:text-underline-style="none" fo:font-weight="normal" officeooo:paragraph-rsid="0043cfa4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56754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56754" style:font-size-asian="11pt" style:font-size-complex="11pt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318bbc"/>
    </style:style>
    <style:style style:name="T6" style:family="text">
      <style:text-properties officeooo:rsid="00356754"/>
    </style:style>
    <style:style style:name="T7" style:family="text">
      <style:text-properties officeooo:rsid="0037767b"/>
    </style:style>
    <style:style style:name="T8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fo:font-style="normal" fo:background-color="transparent" loext:char-shading-value="0" style:font-style-asian="normal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463a5b" style:font-size-asian="10pt" style:font-size-complex="10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21"><text:span text:style-name="T13">do text</text:span></text:p><text:p text:style-name="P21"><text:span text:style-name="T1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7"><text:span text:style-name="T11"><office:annotation><dc:creator>Gauthier Bastien</dc:creator><dc:date>2011-01-13T14:56:41</dc:date><text:p text:style-name="P21">do text</text:p><text:p text:style-name="P21">from document(at=arne, format='odt')</text:p></office:annotation></text:span><text:span text:style-name="T11">Import depuis </text:span><text:span text:style-name="T12">arne</text:span><text:span text:style-name="T11">.odt</text:span></text:p>
            <text:p text:style-name="P17"><text:span text:style-name="T11"/></text:p>
            <text:p text:style-name="P4">RECOMMANDÉ</text:p>
          </table:table-cell>
        </table:table-row>
      </table:table>
      <text:p text:style-name="P11"/>
      <text:p text:style-name="P2">Transmi<text:span text:style-name="T7">s</text:span> <text:span text:style-name="T6">des pièces pour recours</text:span></text:p>
      <text:p text:style-name="P3">sur une décision de permis unique</text:p>
      <text:p text:style-name="P1"/>
      <text:p text:style-name="P10"/>
      <text:p text:style-name="P6"/>
      <text:p text:style-name="P7"><office:annotation><dc:creator>Gauthier Bastien</dc:creator><dc:date>2011-02-16T16:12:24</dc:date><text:p text:style-name="P21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1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5">Monsieur le Fonctionnaire Technique</text:span>,</text:p>
      <text:p text:style-name="P7"/>
      <text:p text:style-name="P8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8"/>
      <text:list xml:id="list3331640447" text:style-name="L1">
        <text:list-item>
          <text:p text:style-name="P18">l’affiche annonçant l’enquête publique ;</text:p>
        </text:list-item>
        <text:list-item>
          <text:p text:style-name="P19">le certificat d’affichage de l’enquête publique ;</text:p>
        </text:list-item>
        <text:list-item>
          <text:p text:style-name="P19">le procès-verbal de clôture de l'enquête publique ;</text:p>
        </text:list-item>
        <text:list-item>
          <text:p text:style-name="P19">une copie des réclamations ;</text:p>
        </text:list-item>
        <text:list-item>
          <text:p text:style-name="P19">la synthèse des objections et observations écrites et orales formulées au cours de l’enquête ;</text:p>
        </text:list-item>
        <text:list-item>
          <text:p text:style-name="P19">l’avis formulé par le Collège au terme de l’enquête ;</text:p>
        </text:list-item>
        <text:list-item>
          <text:p text:style-name="P19">une copie de la décision querellée ;</text:p>
        </text:list-item>
        <text:list-item>
          <text:p text:style-name="P19">le certificat d'affichage de la décision et copie de l'affiche ;</text:p>
        </text:list-item>
        <text:list-item>
          <text:p text:style-name="P20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9"/>
      <text:p text:style-name="P9"><office:annotation><dc:creator>Gauthier Bastien</dc:creator><dc:date>2011-01-13T14:56:41</dc:date><text:p text:style-name="P21"><text:span text:style-name="T13">do text</text:span></text:p><text:p text:style-name="P21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16.839593566</dc:date>
    <dc:language>fr-FR</dc:language>
    <meta:editing-cycles>120</meta:editing-cycles>
    <meta:editing-duration>P1DT9H53M9S</meta:editing-duration>
    <meta:document-statistic meta:table-count="1" meta:image-count="0" meta:object-count="0" meta:page-count="1" meta:paragraph-count="24" meta:word-count="206" meta:character-count="1416" meta:non-whitespace-character-count="1263"/>
    <meta:user-defined meta:name="Info 1"/>
    <meta:user-defined meta:name="Info 2"/>
    <meta:user-defined meta:name="Info 3"/>
    <meta:user-defined meta:name="Info 4"/>
  </office:meta>
</office:document-meta>
</file>